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Exercise1" style:family="table">
      <style:table-properties style:width="20.574cm" fo:margin-left="-1.471cm" table:align="left"/>
    </style:style>
    <style:style style:name="Exercise1.A" style:family="table-column">
      <style:table-column-properties style:column-width="2.196cm"/>
    </style:style>
    <style:style style:name="Exercise1.B" style:family="table-column">
      <style:table-column-properties style:column-width="0.799cm"/>
    </style:style>
    <style:style style:name="Exercise1.1" style:family="table-row">
      <style:table-row-properties style:min-row-height="1.199cm"/>
    </style:style>
    <style:style style:name="Exercis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Exercise1.X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Exercis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Exercise1.X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weight="bold" officeooo:rsid="0019fda2" officeooo:paragraph-rsid="000fa51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fa511" officeooo:paragraph-rsid="000fa51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9fda2" officeooo:paragraph-rsid="000fa511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19fda2" officeooo:paragraph-rsid="000fa511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9fda2" officeooo:paragraph-rsid="000fa51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fa511" officeooo:paragraph-rsid="000fa51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0e583" officeooo:paragraph-rsid="0010e58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16823" officeooo:paragraph-rsid="00116823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31456" officeooo:paragraph-rsid="00131456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47b96" officeooo:paragraph-rsid="00147b96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7f970" officeooo:paragraph-rsid="0017f970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9f674" officeooo:paragraph-rsid="0019f67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b029d" officeooo:paragraph-rsid="001b029d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b47e2" officeooo:paragraph-rsid="001b47e2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cef37" officeooo:paragraph-rsid="001cef37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d93be" officeooo:paragraph-rsid="001d93be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dda84" officeooo:paragraph-rsid="001dda84" style:font-weight-asian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10e583" officeooo:paragraph-rsid="0010e5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10e583" officeooo:paragraph-rsid="0010e5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144a93" officeooo:paragraph-rsid="00144a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147b96" officeooo:paragraph-rsid="00147b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161a7f" officeooo:paragraph-rsid="00161a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17f970" officeooo:paragraph-rsid="0017f9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19f674" officeooo:paragraph-rsid="0019f6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1b029d" officeooo:paragraph-rsid="001b02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1b47e2" officeooo:paragraph-rsid="001b47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1cef37" officeooo:paragraph-rsid="001cef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1d93be" officeooo:paragraph-rsid="001d93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start" style:justify-single-word="false"/>
      <style:text-properties fo:font-weight="bold" officeooo:rsid="001bf6aa" officeooo:paragraph-rsid="000fa511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rsid="000fa511" officeooo:paragraph-rsid="000fa511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weight="bold" officeooo:rsid="0019fda2" officeooo:paragraph-rsid="000fa511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1dda84" officeooo:paragraph-rsid="001dda84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3649a7" officeooo:paragraph-rsid="003649a7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3a220d" officeooo:paragraph-rsid="003a220d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19fda2" officeooo:paragraph-rsid="000fa511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3b779b" officeooo:paragraph-rsid="003b779b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fo:font-weight="normal" officeooo:rsid="001dda84" officeooo:paragraph-rsid="001dda84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font-weight="normal" officeooo:rsid="003649a7" officeooo:paragraph-rsid="003649a7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fo:font-weight="normal" officeooo:rsid="003649a7" officeooo:paragraph-rsid="00369f72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font-weight="normal" officeooo:rsid="003649a7" officeooo:paragraph-rsid="0039ef5f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font-weight="normal" officeooo:rsid="003649a7" officeooo:paragraph-rsid="0050964a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font-weight="normal" officeooo:rsid="003649a7" officeooo:paragraph-rsid="00536314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fo:font-weight="normal" officeooo:rsid="003649a7" officeooo:paragraph-rsid="0053eea5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4pt" fo:font-weight="normal" officeooo:rsid="003649a7" officeooo:paragraph-rsid="0056ae79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4pt" fo:font-weight="normal" officeooo:rsid="003649a7" officeooo:paragraph-rsid="005818a8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fo:font-weight="normal" officeooo:rsid="003649a7" officeooo:paragraph-rsid="0059bd12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4pt" fo:font-weight="normal" officeooo:rsid="003649a7" officeooo:paragraph-rsid="0073742c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4pt" fo:font-weight="normal" officeooo:rsid="004902d0" officeooo:paragraph-rsid="00759a9b" style:font-size-asian="14pt" style:font-weight-asian="normal" style:font-size-complex="14pt" style:font-weight-complex="normal"/>
    </style:style>
    <style:style style:name="P49" style:family="paragraph" style:parent-style-name="Standard" style:list-style-name="L1">
      <style:paragraph-properties fo:text-align="start" style:justify-single-word="false"/>
      <style:text-properties fo:font-size="14pt" fo:font-weight="normal" officeooo:rsid="005a5dd1" officeooo:paragraph-rsid="005dfe4a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4pt" fo:font-weight="normal" officeooo:rsid="005a5dd1" officeooo:paragraph-rsid="005dfe4a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4pt" fo:font-weight="normal" officeooo:rsid="0063d057" officeooo:paragraph-rsid="0063d057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4pt" fo:font-weight="normal" officeooo:rsid="006596c4" officeooo:paragraph-rsid="006ec440" style:font-size-asian="14pt" style:font-weight-asian="normal" style:font-size-complex="14pt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fo:font-size="14pt" fo:font-weight="normal" officeooo:rsid="0065dd82" officeooo:paragraph-rsid="0065dd82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4pt" fo:font-weight="normal" officeooo:rsid="0069d351" officeooo:paragraph-rsid="0069d351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4pt" fo:font-weight="normal" officeooo:rsid="006de129" officeooo:paragraph-rsid="006de129" style:font-size-asian="14pt" style:font-weight-asian="normal" style:font-size-complex="14pt" style:font-weight-complex="normal"/>
    </style:style>
    <style:style style:name="P56" style:family="paragraph" style:parent-style-name="Standard" style:list-style-name="L1">
      <style:paragraph-properties fo:text-align="start" style:justify-single-word="false"/>
      <style:text-properties fo:font-size="14pt" fo:font-weight="normal" officeooo:rsid="006de129" officeooo:paragraph-rsid="006de129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4pt" fo:font-weight="normal" officeooo:rsid="006de129" officeooo:paragraph-rsid="0074181c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4pt" fo:font-weight="normal" officeooo:rsid="006ec440" officeooo:paragraph-rsid="006ec440" style:font-size-asian="14pt" style:font-weight-asian="normal" style:font-size-complex="14pt" style:font-weight-complex="normal"/>
    </style:style>
    <style:style style:name="P59" style:family="paragraph" style:parent-style-name="Standard" style:list-style-name="L1">
      <style:paragraph-properties fo:text-align="start" style:justify-single-word="false"/>
      <style:text-properties fo:font-size="14pt" fo:font-weight="normal" officeooo:rsid="00759a9b" officeooo:paragraph-rsid="00759a9b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4pt" fo:font-weight="normal" officeooo:rsid="007f76b6" officeooo:paragraph-rsid="007f76b6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4pt" officeooo:paragraph-rsid="006ec440" style:font-size-asian="14pt" style:font-size-complex="14pt"/>
    </style:style>
    <style:style style:name="P62" style:family="paragraph" style:parent-style-name="Standard">
      <style:paragraph-properties fo:text-align="start" style:justify-single-word="false"/>
      <style:text-properties fo:font-size="14pt" officeooo:paragraph-rsid="00759a9b" style:font-size-asian="14pt" style:font-size-complex="14pt"/>
    </style:style>
    <style:style style:name="P63" style:family="paragraph" style:parent-style-name="Standard">
      <style:paragraph-properties fo:text-align="start" style:justify-single-word="false"/>
      <style:text-properties officeooo:paragraph-rsid="0073742c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1dda84" officeooo:paragraph-rsid="001dda84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1dda84" officeooo:paragraph-rsid="0020e7fd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1dda84" officeooo:paragraph-rsid="002f4dec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1dda84" officeooo:paragraph-rsid="003023e0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1dda84" officeooo:paragraph-rsid="0046fd7d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58105" officeooo:paragraph-rsid="00258105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58105" officeooo:paragraph-rsid="0032a8e2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58105" officeooo:paragraph-rsid="00423f0b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58105" officeooo:paragraph-rsid="0043f838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text-position="0% 100%" fo:font-size="14pt" fo:font-weight="normal" officeooo:rsid="003649a7" officeooo:paragraph-rsid="0074181c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text-align="start" style:justify-single-word="false"/>
      <style:text-properties officeooo:rsid="00769449" officeooo:paragraph-rsid="00769449"/>
    </style:style>
    <style:style style:name="P75" style:family="paragraph" style:parent-style-name="Standard">
      <style:paragraph-properties fo:text-align="start" style:justify-single-word="false"/>
      <style:text-properties officeooo:rsid="00779d7c" officeooo:paragraph-rsid="00779d7c"/>
    </style:style>
    <style:style style:name="T1" style:family="text">
      <style:text-properties officeooo:rsid="000fa511"/>
    </style:style>
    <style:style style:name="T2" style:family="text">
      <style:text-properties officeooo:rsid="0019fda2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116823"/>
    </style:style>
    <style:style style:name="T5" style:family="text">
      <style:text-properties style:text-position="sub 58%" officeooo:rsid="0017f970"/>
    </style:style>
    <style:style style:name="T6" style:family="text">
      <style:text-properties style:text-position="sub 58%" officeooo:rsid="0020e7fd"/>
    </style:style>
    <style:style style:name="T7" style:family="text">
      <style:text-properties style:text-position="sub 58%" officeooo:rsid="0025e10a"/>
    </style:style>
    <style:style style:name="T8" style:family="text">
      <style:text-properties style:text-position="sub 58%" officeooo:rsid="00276dc6"/>
    </style:style>
    <style:style style:name="T9" style:family="text">
      <style:text-properties style:text-position="sub 58%" officeooo:rsid="002f4dec"/>
    </style:style>
    <style:style style:name="T10" style:family="text">
      <style:text-properties style:text-position="sub 58%" fo:font-size="14pt" fo:language="el" fo:country="GR" officeooo:rsid="006ec440" style:font-size-asian="14pt" style:font-size-complex="14pt"/>
    </style:style>
    <style:style style:name="T11" style:family="text">
      <style:text-properties style:text-position="sub 58%" officeooo:rsid="0032a8e2"/>
    </style:style>
    <style:style style:name="T12" style:family="text">
      <style:text-properties style:text-position="sub 58%" officeooo:rsid="00258105"/>
    </style:style>
    <style:style style:name="T13" style:family="text">
      <style:text-properties style:text-position="sub 58%" officeooo:rsid="0039ef5f"/>
    </style:style>
    <style:style style:name="T14" style:family="text">
      <style:text-properties style:text-position="sub 58%" officeooo:rsid="004eb548"/>
    </style:style>
    <style:style style:name="T15" style:family="text">
      <style:text-properties style:text-position="sub 58%" officeooo:rsid="00524563"/>
    </style:style>
    <style:style style:name="T16" style:family="text">
      <style:text-properties style:text-position="sub 58%" officeooo:rsid="005818a8"/>
    </style:style>
    <style:style style:name="T17" style:family="text">
      <style:text-properties style:text-position="sub 58%" officeooo:rsid="006b9d47"/>
    </style:style>
    <style:style style:name="T18" style:family="text">
      <style:text-properties style:text-position="sub 58%" fo:language="el" fo:country="GR" officeooo:rsid="006ec440"/>
    </style:style>
    <style:style style:name="T19" style:family="text">
      <style:text-properties style:text-position="sub 58%" officeooo:rsid="0073742c"/>
    </style:style>
    <style:style style:name="T20" style:family="text">
      <style:text-properties style:text-position="0% 100%"/>
    </style:style>
    <style:style style:name="T21" style:family="text">
      <style:text-properties style:text-position="0% 100%" officeooo:rsid="00116823"/>
    </style:style>
    <style:style style:name="T22" style:family="text">
      <style:text-properties style:text-position="0% 100%" officeooo:rsid="0017f970"/>
    </style:style>
    <style:style style:name="T23" style:family="text">
      <style:text-properties style:text-position="0% 100%" officeooo:rsid="001b5eaf"/>
    </style:style>
    <style:style style:name="T24" style:family="text">
      <style:text-properties style:text-position="0% 100%" officeooo:rsid="0020e7fd"/>
    </style:style>
    <style:style style:name="T25" style:family="text">
      <style:text-properties style:text-position="0% 100%" fo:font-size="14pt" fo:language="el" fo:country="GR" officeooo:rsid="006ec440" style:font-size-asian="14pt" style:font-size-complex="14pt"/>
    </style:style>
    <style:style style:name="T26" style:family="text">
      <style:text-properties style:text-position="0% 100%" fo:font-size="14pt" fo:language="el" fo:country="GR" fo:font-weight="normal" style:font-size-asian="14pt" style:font-weight-asian="normal" style:font-size-complex="14pt" style:font-weight-complex="normal"/>
    </style:style>
    <style:style style:name="T27" style:family="text">
      <style:text-properties style:text-position="0% 100%" fo:font-size="14pt" fo:language="el" fo:country="GR" fo:font-weight="normal" officeooo:rsid="00759a9b" style:font-size-asian="14pt" style:font-weight-asian="normal" style:font-size-complex="14pt" style:font-weight-complex="normal"/>
    </style:style>
    <style:style style:name="T28" style:family="text">
      <style:text-properties style:text-position="0% 100%" fo:font-size="14pt" fo:language="el" fo:country="GR" fo:font-weight="normal" officeooo:rsid="003649a7" style:font-size-asian="14pt" style:font-weight-asian="normal" style:font-size-complex="14pt" style:font-weight-complex="normal"/>
    </style:style>
    <style:style style:name="T29" style:family="text">
      <style:text-properties style:text-position="0% 100%" fo:font-size="14pt" fo:language="el" fo:country="GR" fo:font-weight="normal" officeooo:rsid="0073742c" style:font-size-asian="14pt" style:font-weight-asian="normal" style:font-size-complex="14pt" style:font-weight-complex="normal"/>
    </style:style>
    <style:style style:name="T30" style:family="text">
      <style:text-properties style:text-position="0% 100%" fo:font-size="14pt" fo:language="el" fo:country="GR" fo:font-weight="normal" officeooo:rsid="00369f72" style:font-size-asian="14pt" style:font-weight-asian="normal" style:font-size-complex="14pt" style:font-weight-complex="normal"/>
    </style:style>
    <style:style style:name="T31" style:family="text">
      <style:text-properties style:text-position="0% 100%" fo:font-size="14pt" fo:language="el" fo:country="GR" fo:font-weight="normal" officeooo:rsid="006de129" style:font-size-asian="14pt" style:font-weight-asian="normal" style:font-size-complex="14pt" style:font-weight-complex="normal"/>
    </style:style>
    <style:style style:name="T32" style:family="text">
      <style:text-properties style:text-position="0% 100%" fo:font-size="14pt" fo:language="el" fo:country="GR" fo:font-weight="normal" officeooo:rsid="0078803a" style:font-size-asian="14pt" style:font-weight-asian="normal" style:font-size-complex="14pt" style:font-weight-complex="normal"/>
    </style:style>
    <style:style style:name="T33" style:family="text">
      <style:text-properties style:text-position="0% 100%" fo:font-size="14pt" fo:language="el" fo:country="GR" fo:font-weight="normal" officeooo:rsid="00797f17" style:font-size-asian="14pt" style:font-weight-asian="normal" style:font-size-complex="14pt" style:font-weight-complex="normal"/>
    </style:style>
    <style:style style:name="T34" style:family="text">
      <style:text-properties style:text-position="0% 100%" fo:font-size="14pt" fo:language="el" fo:country="GR" fo:font-weight="normal" officeooo:rsid="007cf170" style:font-size-asian="14pt" style:font-weight-asian="normal" style:font-size-complex="14pt" style:font-weight-complex="normal"/>
    </style:style>
    <style:style style:name="T35" style:family="text">
      <style:text-properties style:text-position="0% 100%" fo:font-size="14pt" fo:language="el" fo:country="GR" fo:font-weight="normal" officeooo:rsid="007d24e2" style:font-size-asian="14pt" style:font-weight-asian="normal" style:font-size-complex="14pt" style:font-weight-complex="normal"/>
    </style:style>
    <style:style style:name="T36" style:family="text">
      <style:text-properties style:text-position="0% 100%" fo:font-size="14pt" fo:language="el" fo:country="GR" fo:font-weight="normal" officeooo:rsid="007dbef4" style:font-size-asian="14pt" style:font-weight-asian="normal" style:font-size-complex="14pt" style:font-weight-complex="normal"/>
    </style:style>
    <style:style style:name="T37" style:family="text">
      <style:text-properties style:text-position="0% 100%" officeooo:rsid="0025e10a"/>
    </style:style>
    <style:style style:name="T38" style:family="text">
      <style:text-properties style:text-position="0% 100%" officeooo:rsid="00276dc6"/>
    </style:style>
    <style:style style:name="T39" style:family="text">
      <style:text-properties style:text-position="0% 100%" officeooo:rsid="002f4dec"/>
    </style:style>
    <style:style style:name="T40" style:family="text">
      <style:text-properties style:text-position="0% 100%" officeooo:rsid="0032a8e2"/>
    </style:style>
    <style:style style:name="T41" style:family="text">
      <style:text-properties style:text-position="0% 100%" officeooo:rsid="00369f72"/>
    </style:style>
    <style:style style:name="T42" style:family="text">
      <style:text-properties style:text-position="0% 100%" officeooo:rsid="003023e0"/>
    </style:style>
    <style:style style:name="T43" style:family="text">
      <style:text-properties style:text-position="0% 100%" officeooo:rsid="00304467"/>
    </style:style>
    <style:style style:name="T44" style:family="text">
      <style:text-properties style:text-position="0% 100%" officeooo:rsid="00317a76"/>
    </style:style>
    <style:style style:name="T45" style:family="text">
      <style:text-properties style:text-position="0% 100%" officeooo:rsid="00258105"/>
    </style:style>
    <style:style style:name="T46" style:family="text">
      <style:text-properties style:text-position="0% 100%" officeooo:rsid="00384a30"/>
    </style:style>
    <style:style style:name="T47" style:family="text">
      <style:text-properties style:text-position="0% 100%" officeooo:rsid="0039ef5f"/>
    </style:style>
    <style:style style:name="T48" style:family="text">
      <style:text-properties style:text-position="0% 100%" officeooo:rsid="0043f838"/>
    </style:style>
    <style:style style:name="T49" style:family="text">
      <style:text-properties style:text-position="0% 100%" officeooo:rsid="004511c6"/>
    </style:style>
    <style:style style:name="T50" style:family="text">
      <style:text-properties style:text-position="0% 100%" officeooo:rsid="004b24ba"/>
    </style:style>
    <style:style style:name="T51" style:family="text">
      <style:text-properties style:text-position="0% 100%" officeooo:rsid="004c5a9c"/>
    </style:style>
    <style:style style:name="T52" style:family="text">
      <style:text-properties style:text-position="0% 100%" officeooo:rsid="004d515c"/>
    </style:style>
    <style:style style:name="T53" style:family="text">
      <style:text-properties style:text-position="0% 100%" officeooo:rsid="004eb548"/>
    </style:style>
    <style:style style:name="T54" style:family="text">
      <style:text-properties style:text-position="0% 100%" officeooo:rsid="0050964a"/>
    </style:style>
    <style:style style:name="T55" style:family="text">
      <style:text-properties style:text-position="0% 100%" officeooo:rsid="00524563"/>
    </style:style>
    <style:style style:name="T56" style:family="text">
      <style:text-properties style:text-position="0% 100%" officeooo:rsid="00536314"/>
    </style:style>
    <style:style style:name="T57" style:family="text">
      <style:text-properties style:text-position="0% 100%" officeooo:rsid="0053eea5"/>
    </style:style>
    <style:style style:name="T58" style:family="text">
      <style:text-properties style:text-position="0% 100%" officeooo:rsid="00557106"/>
    </style:style>
    <style:style style:name="T59" style:family="text">
      <style:text-properties style:text-position="0% 100%" officeooo:rsid="0056ae79"/>
    </style:style>
    <style:style style:name="T60" style:family="text">
      <style:text-properties style:text-position="0% 100%" officeooo:rsid="005818a8"/>
    </style:style>
    <style:style style:name="T61" style:family="text">
      <style:text-properties style:text-position="0% 100%" officeooo:rsid="0059bd12"/>
    </style:style>
    <style:style style:name="T62" style:family="text">
      <style:text-properties style:text-position="0% 100%" officeooo:rsid="0065dd82"/>
    </style:style>
    <style:style style:name="T63" style:family="text">
      <style:text-properties style:text-position="0% 100%" officeooo:rsid="006b9d47"/>
    </style:style>
    <style:style style:name="T64" style:family="text">
      <style:text-properties style:text-position="0% 100%" officeooo:rsid="006cbad0"/>
    </style:style>
    <style:style style:name="T65" style:family="text">
      <style:text-properties style:text-position="0% 100%" fo:language="el" fo:country="GR"/>
    </style:style>
    <style:style style:name="T66" style:family="text">
      <style:text-properties style:text-position="0% 100%" fo:language="el" fo:country="GR" officeooo:rsid="006ec440"/>
    </style:style>
    <style:style style:name="T67" style:family="text">
      <style:text-properties style:text-position="0% 100%" fo:language="el" fo:country="GR" officeooo:rsid="00369f72"/>
    </style:style>
    <style:style style:name="T68" style:family="text">
      <style:text-properties style:text-position="0% 100%" fo:language="el" fo:country="GR" officeooo:rsid="00703096"/>
    </style:style>
    <style:style style:name="T69" style:family="text">
      <style:text-properties style:text-position="0% 100%" fo:language="el" fo:country="GR" officeooo:rsid="0073742c"/>
    </style:style>
    <style:style style:name="T70" style:family="text">
      <style:text-properties style:text-position="0% 100%" fo:language="el" fo:country="GR" officeooo:rsid="0074181c"/>
    </style:style>
    <style:style style:name="T71" style:family="text">
      <style:text-properties style:text-position="0% 100%" fo:language="el" fo:country="GR" officeooo:rsid="00759a9b"/>
    </style:style>
    <style:style style:name="T72" style:family="text">
      <style:text-properties style:text-position="0% 100%" fo:language="el" fo:country="GR" fo:font-weight="normal" officeooo:rsid="00759a9b" style:font-weight-asian="normal" style:font-weight-complex="normal"/>
    </style:style>
    <style:style style:name="T73" style:family="text">
      <style:text-properties style:text-position="0% 100%" officeooo:rsid="0073742c"/>
    </style:style>
    <style:style style:name="T74" style:family="text">
      <style:text-properties officeooo:rsid="00144a93"/>
    </style:style>
    <style:style style:name="T75" style:family="text">
      <style:text-properties officeooo:rsid="00147b96"/>
    </style:style>
    <style:style style:name="T76" style:family="text">
      <style:text-properties officeooo:rsid="00161a7f"/>
    </style:style>
    <style:style style:name="T77" style:family="text">
      <style:text-properties officeooo:rsid="0017f970"/>
    </style:style>
    <style:style style:name="T78" style:family="text">
      <style:text-properties style:text-position="super 58%" officeooo:rsid="0017f970"/>
    </style:style>
    <style:style style:name="T79" style:family="text">
      <style:text-properties style:text-position="super 58%" officeooo:rsid="0020e7fd"/>
    </style:style>
    <style:style style:name="T80" style:family="text">
      <style:text-properties style:text-position="super 58%" officeooo:rsid="0025e10a"/>
    </style:style>
    <style:style style:name="T81" style:family="text">
      <style:text-properties style:text-position="super 58%" officeooo:rsid="00276dc6"/>
    </style:style>
    <style:style style:name="T82" style:family="text">
      <style:text-properties style:text-position="super 58%" officeooo:rsid="002f4dec"/>
    </style:style>
    <style:style style:name="T83" style:family="text">
      <style:text-properties style:text-position="super 58%" officeooo:rsid="0032a8e2"/>
    </style:style>
    <style:style style:name="T84" style:family="text">
      <style:text-properties style:text-position="super 58%" officeooo:rsid="00369f72"/>
    </style:style>
    <style:style style:name="T85" style:family="text">
      <style:text-properties style:text-position="super 58%" officeooo:rsid="00304467"/>
    </style:style>
    <style:style style:name="T86" style:family="text">
      <style:text-properties style:text-position="super 58%" officeooo:rsid="00258105"/>
    </style:style>
    <style:style style:name="T87" style:family="text">
      <style:text-properties style:text-position="super 58%" officeooo:rsid="00423f0b"/>
    </style:style>
    <style:style style:name="T88" style:family="text">
      <style:text-properties style:text-position="super 58%" officeooo:rsid="0043f838"/>
    </style:style>
    <style:style style:name="T89" style:family="text">
      <style:text-properties style:text-position="super 58%" officeooo:rsid="00524563"/>
    </style:style>
    <style:style style:name="T90" style:family="text">
      <style:text-properties style:text-position="super 58%" officeooo:rsid="00528e55"/>
    </style:style>
    <style:style style:name="T91" style:family="text">
      <style:text-properties style:text-position="super 58%" officeooo:rsid="00536314"/>
    </style:style>
    <style:style style:name="T92" style:family="text">
      <style:text-properties style:text-position="super 58%" officeooo:rsid="00557106"/>
    </style:style>
    <style:style style:name="T93" style:family="text">
      <style:text-properties style:text-position="super 58%" officeooo:rsid="005818a8"/>
    </style:style>
    <style:style style:name="T94" style:family="text">
      <style:text-properties style:text-position="super 58%" officeooo:rsid="0073742c"/>
    </style:style>
    <style:style style:name="T95" style:family="text">
      <style:text-properties officeooo:rsid="001cef37"/>
    </style:style>
    <style:style style:name="T96" style:family="text">
      <style:text-properties officeooo:rsid="001d93be"/>
    </style:style>
    <style:style style:name="T97" style:family="text">
      <style:text-properties officeooo:rsid="0020e7fd"/>
    </style:style>
    <style:style style:name="T98" style:family="text">
      <style:text-properties fo:font-size="14pt" officeooo:rsid="004d515c" style:font-size-asian="14pt" style:font-size-complex="14pt"/>
    </style:style>
    <style:style style:name="T99" style:family="text">
      <style:text-properties fo:font-size="14pt" fo:language="el" fo:country="GR" officeooo:rsid="006ec440" style:font-size-asian="14pt" style:font-size-complex="14pt"/>
    </style:style>
    <style:style style:name="T100" style:family="text">
      <style:text-properties fo:font-size="14pt" fo:language="el" fo:country="GR" officeooo:rsid="00703096" style:font-size-asian="14pt" style:font-size-complex="14pt"/>
    </style:style>
    <style:style style:name="T101" style:family="text">
      <style:text-properties fo:font-size="14pt" fo:language="el" fo:country="GR" fo:font-weight="normal" officeooo:rsid="006ec440" style:font-size-asian="14pt" style:font-weight-asian="normal" style:font-size-complex="14pt" style:font-weight-complex="normal"/>
    </style:style>
    <style:style style:name="T102" style:family="text">
      <style:text-properties fo:font-size="12pt" officeooo:rsid="0020e7fd" style:font-size-asian="12pt" style:font-size-complex="12pt"/>
    </style:style>
    <style:style style:name="T103" style:family="text">
      <style:text-properties fo:font-size="12pt" officeooo:rsid="001fc250" style:font-size-asian="12pt" style:font-size-complex="12pt"/>
    </style:style>
    <style:style style:name="T104" style:family="text">
      <style:text-properties officeooo:rsid="0022b84a"/>
    </style:style>
    <style:style style:name="T105" style:family="text">
      <style:text-properties officeooo:rsid="00241ca3"/>
    </style:style>
    <style:style style:name="T106" style:family="text">
      <style:text-properties fo:font-weight="normal" officeooo:rsid="00703096" style:font-weight-asian="normal" style:font-weight-complex="normal"/>
    </style:style>
    <style:style style:name="T107" style:family="text">
      <style:text-properties fo:font-weight="normal" officeooo:rsid="006ec440" style:font-weight-asian="normal" style:font-weight-complex="normal"/>
    </style:style>
    <style:style style:name="T108" style:family="text">
      <style:text-properties officeooo:rsid="00369f72"/>
    </style:style>
    <style:style style:name="T109" style:family="text">
      <style:text-properties officeooo:rsid="003a220d"/>
    </style:style>
    <style:style style:name="T110" style:family="text">
      <style:text-properties officeooo:rsid="003d6b85"/>
    </style:style>
    <style:style style:name="T111" style:family="text">
      <style:text-properties style:text-line-through-style="solid" style:text-line-through-type="single" style:text-position="0% 100%" style:text-underline-style="solid" style:text-underline-width="auto" style:text-underline-color="font-color" officeooo:rsid="0025e10a"/>
    </style:style>
    <style:style style:name="T112" style:family="text">
      <style:text-properties style:text-line-through-style="solid" style:text-line-through-type="single" style:text-position="super 58%" style:text-underline-style="solid" style:text-underline-width="auto" style:text-underline-color="font-color" officeooo:rsid="0025e10a"/>
    </style:style>
    <style:style style:name="T113" style:family="text">
      <style:text-properties officeooo:rsid="0046fd7d"/>
    </style:style>
    <style:style style:name="T114" style:family="text">
      <style:text-properties officeooo:rsid="005b7b81"/>
    </style:style>
    <style:style style:name="T115" style:family="text">
      <style:text-properties officeooo:rsid="001dda84"/>
    </style:style>
    <style:style style:name="T116" style:family="text">
      <style:text-properties officeooo:rsid="006e5a19"/>
    </style:style>
    <style:style style:name="T117" style:family="text">
      <style:text-properties officeooo:rsid="006ec440"/>
    </style:style>
    <style:style style:name="T118" style:family="text">
      <style:text-properties fo:language="el" fo:country="GR"/>
    </style:style>
    <style:style style:name="T119" style:family="text">
      <style:text-properties fo:language="el" fo:country="GR" officeooo:rsid="006ec440"/>
    </style:style>
    <style:style style:name="T120" style:family="text">
      <style:text-properties fo:language="el" fo:country="GR" officeooo:rsid="00703096"/>
    </style:style>
    <style:style style:name="T121" style:family="text">
      <style:text-properties fo:language="el" fo:country="GR" officeooo:rsid="00369f72"/>
    </style:style>
    <style:style style:name="T122" style:family="text">
      <style:text-properties fo:language="el" fo:country="GR" officeooo:rsid="0073742c"/>
    </style:style>
    <style:style style:name="T123" style:family="text">
      <style:text-properties officeooo:rsid="0071bd7a"/>
    </style:style>
    <style:style style:name="T124" style:family="text">
      <style:text-properties officeooo:rsid="00797f17"/>
    </style:style>
    <style:style style:name="T125" style:family="text">
      <style:text-properties officeooo:rsid="007b2dbb"/>
    </style:style>
    <style:style style:name="T126" style:family="text">
      <style:text-properties officeooo:rsid="007cf1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Summative</text:span> Assignment - <text:span text:style-name="T104">Cryptography</text:span></text:p>
      <text:p text:style-name="P4"/>
      <text:p text:style-name="P5">Exercise 1: </text:p>
      <text:p text:style-name="P29">Answer:</text:p>
      <text:p text:style-name="P6">p = 23</text:p>
      <text:p text:style-name="P7">a)</text:p>
      <text:p text:style-name="P7"/>
      <table:table table:name="Exercise1" table:style-name="Exercise1">
        <table:table-column table:style-name="Exercise1.A"/>
        <table:table-column table:style-name="Exercise1.B" table:number-columns-repeated="23"/>
        <table:table-row table:style-name="Exercise1.1">
          <table:table-cell table:style-name="Exercise1.A1" office:value-type="string">
            <text:p text:style-name="P18">i</text:p>
          </table:table-cell>
          <table:table-cell table:style-name="Exercise1.A1" office:value-type="string">
            <text:p text:style-name="P19">0</text:p>
          </table:table-cell>
          <table:table-cell table:style-name="Exercise1.A1" office:value-type="string">
            <text:p text:style-name="P19">1</text:p>
          </table:table-cell>
          <table:table-cell table:style-name="Exercise1.A1" office:value-type="string">
            <text:p text:style-name="P19">2</text:p>
          </table:table-cell>
          <table:table-cell table:style-name="Exercise1.A1" office:value-type="string">
            <text:p text:style-name="P19">3</text:p>
          </table:table-cell>
          <table:table-cell table:style-name="Exercise1.A1" office:value-type="string">
            <text:p text:style-name="P19">4</text:p>
          </table:table-cell>
          <table:table-cell table:style-name="Exercise1.A1" office:value-type="string">
            <text:p text:style-name="P19">5</text:p>
          </table:table-cell>
          <table:table-cell table:style-name="Exercise1.A1" office:value-type="string">
            <text:p text:style-name="P19">6</text:p>
          </table:table-cell>
          <table:table-cell table:style-name="Exercise1.A1" office:value-type="string">
            <text:p text:style-name="P19">7</text:p>
          </table:table-cell>
          <table:table-cell table:style-name="Exercise1.A1" office:value-type="string">
            <text:p text:style-name="P19">8</text:p>
          </table:table-cell>
          <table:table-cell table:style-name="Exercise1.A1" office:value-type="string">
            <text:p text:style-name="P19">9</text:p>
          </table:table-cell>
          <table:table-cell table:style-name="Exercise1.A1" office:value-type="string">
            <text:p text:style-name="P19">10</text:p>
          </table:table-cell>
          <table:table-cell table:style-name="Exercise1.A1" office:value-type="string">
            <text:p text:style-name="P19">11</text:p>
          </table:table-cell>
          <table:table-cell table:style-name="Exercise1.A1" office:value-type="string">
            <text:p text:style-name="P19">12</text:p>
          </table:table-cell>
          <table:table-cell table:style-name="Exercise1.A1" office:value-type="string">
            <text:p text:style-name="P19">13</text:p>
          </table:table-cell>
          <table:table-cell table:style-name="Exercise1.A1" office:value-type="string">
            <text:p text:style-name="P19">14</text:p>
          </table:table-cell>
          <table:table-cell table:style-name="Exercise1.A1" office:value-type="string">
            <text:p text:style-name="P19">15</text:p>
          </table:table-cell>
          <table:table-cell table:style-name="Exercise1.A1" office:value-type="string">
            <text:p text:style-name="P19">16</text:p>
          </table:table-cell>
          <table:table-cell table:style-name="Exercise1.A1" office:value-type="string">
            <text:p text:style-name="P19">17</text:p>
          </table:table-cell>
          <table:table-cell table:style-name="Exercise1.A1" office:value-type="string">
            <text:p text:style-name="P19">18</text:p>
          </table:table-cell>
          <table:table-cell table:style-name="Exercise1.A1" office:value-type="string">
            <text:p text:style-name="P19">19</text:p>
          </table:table-cell>
          <table:table-cell table:style-name="Exercise1.A1" office:value-type="string">
            <text:p text:style-name="P19">20</text:p>
          </table:table-cell>
          <table:table-cell table:style-name="Exercise1.A1" office:value-type="string">
            <text:p text:style-name="P19">21</text:p>
          </table:table-cell>
          <table:table-cell table:style-name="Exercise1.X1" office:value-type="string">
            <text:p text:style-name="P19">22</text:p>
          </table:table-cell>
        </table:table-row>
        <table:table-row table:style-name="Exercise1.1">
          <table:table-cell table:style-name="Exercise1.A2" office:value-type="string">
            <text:p text:style-name="P18">5^i <text:span text:style-name="T75">MOD</text:span> 23</text:p>
          </table:table-cell>
          <table:table-cell table:style-name="Exercise1.A2" office:value-type="string">
            <text:p text:style-name="P19">1</text:p>
          </table:table-cell>
          <table:table-cell table:style-name="Exercise1.A2" office:value-type="string">
            <text:p text:style-name="P19">5</text:p>
          </table:table-cell>
          <table:table-cell table:style-name="Exercise1.A2" office:value-type="string">
            <text:p text:style-name="P19">2</text:p>
          </table:table-cell>
          <table:table-cell table:style-name="Exercise1.A2" office:value-type="string">
            <text:p text:style-name="P20">10</text:p>
          </table:table-cell>
          <table:table-cell table:style-name="Exercise1.A2" office:value-type="string">
            <text:p text:style-name="P21">4</text:p>
          </table:table-cell>
          <table:table-cell table:style-name="Exercise1.A2" office:value-type="string">
            <text:p text:style-name="P21">20</text:p>
          </table:table-cell>
          <table:table-cell table:style-name="Exercise1.A2" office:value-type="string">
            <text:p text:style-name="P21">8</text:p>
          </table:table-cell>
          <table:table-cell table:style-name="Exercise1.A2" office:value-type="string">
            <text:p text:style-name="P21">17</text:p>
          </table:table-cell>
          <table:table-cell table:style-name="Exercise1.A2" office:value-type="string">
            <text:p text:style-name="P22">16</text:p>
          </table:table-cell>
          <table:table-cell table:style-name="Exercise1.A2" office:value-type="string">
            <text:p text:style-name="P23">11</text:p>
          </table:table-cell>
          <table:table-cell table:style-name="Exercise1.A2" office:value-type="string">
            <text:p text:style-name="P23">9</text:p>
          </table:table-cell>
          <table:table-cell table:style-name="Exercise1.A2" office:value-type="string">
            <text:p text:style-name="P24">22</text:p>
          </table:table-cell>
          <table:table-cell table:style-name="Exercise1.A2" office:value-type="string">
            <text:p text:style-name="P24">18</text:p>
          </table:table-cell>
          <table:table-cell table:style-name="Exercise1.A2" office:value-type="string">
            <text:p text:style-name="P25">21</text:p>
          </table:table-cell>
          <table:table-cell table:style-name="Exercise1.A2" office:value-type="string">
            <text:p text:style-name="P26">1<text:span text:style-name="T95">3</text:span></text:p>
          </table:table-cell>
          <table:table-cell table:style-name="Exercise1.A2" office:value-type="string">
            <text:p text:style-name="P27">19</text:p>
          </table:table-cell>
          <table:table-cell table:style-name="Exercise1.A2" office:value-type="string">
            <text:p text:style-name="P28">3</text:p>
          </table:table-cell>
          <table:table-cell table:style-name="Exercise1.A2" office:value-type="string">
            <text:p text:style-name="P28">15</text:p>
          </table:table-cell>
          <table:table-cell table:style-name="Exercise1.A2" office:value-type="string">
            <text:p text:style-name="P28">6</text:p>
          </table:table-cell>
          <table:table-cell table:style-name="Exercise1.A2" office:value-type="string">
            <text:p text:style-name="P28">7</text:p>
          </table:table-cell>
          <table:table-cell table:style-name="Exercise1.A2" office:value-type="string">
            <text:p text:style-name="P28">12</text:p>
          </table:table-cell>
          <table:table-cell table:style-name="Exercise1.A2" office:value-type="string">
            <text:p text:style-name="P28">14</text:p>
          </table:table-cell>
          <table:table-cell table:style-name="Exercise1.X2" office:value-type="string">
            <text:p text:style-name="P28">1</text:p>
          </table:table-cell>
        </table:table-row>
      </table:table>
      <text:p text:style-name="P10"/>
      <text:p text:style-name="P10"><text:tab/>17 * 5 = 50 + 35 = 85 MOD 23 <text:span text:style-name="T76">= 4 + 12 = 16</text:span></text:p>
      <text:p text:style-name="P11"><text:tab/>80 = 6 + 5 = 11</text:p>
      <text:p text:style-name="P11"><text:tab/>55 = 4 + 5 = 9</text:p>
      <text:p text:style-name="P12"><text:tab/>110 = 8 + 10 = 18</text:p>
      <text:p text:style-name="P13"><text:tab/>90 = 6 + 15 <text:span text:style-name="T96">= 21</text:span></text:p>
      <text:p text:style-name="P14"><text:tab/>1<text:span text:style-name="T95">0</text:span>5 = 8 + 5 <text:span text:style-name="T96">= 13</text:span></text:p>
      <text:p text:style-name="P15"><text:tab/>65 = 4 + 15 <text:span text:style-name="T96">= 19</text:span></text:p>
      <text:p text:style-name="P16"><text:tab/>95 = 6 + 20 = 3</text:p>
      <text:p text:style-name="P16"><text:tab/>70 = 4 + 20 = 1</text:p>
      <text:p text:style-name="P7"/>
      <text:p text:style-name="P7">b) <text:span text:style-name="T77">In space Z</text:span><text:span text:style-name="T78">*</text:span><text:span text:style-name="T5">23</text:span><text:span text:style-name="T22">:</text:span></text:p>
      <text:p text:style-name="P7"><text:tab/>log<text:span text:style-name="T4">5</text:span><text:span text:style-name="T21">11 = </text:span><text:span text:style-name="T23">9</text:span></text:p>
      <text:p text:style-name="P8"><text:span text:style-name="T21"><text:tab/>l</text:span><text:span text:style-name="T20">og</text:span><text:span text:style-name="T3">5</text:span><text:span text:style-name="T20">20 = </text:span><text:span text:style-name="T23">5</text:span></text:p>
      <text:p text:style-name="P6"/>
      <text:p text:style-name="P1">Code Implemented: <text:span text:style-name="T1">None</text:span></text:p>
      <text:p text:style-name="P2">Further <text:span text:style-name="T2">Explanation:</text:span></text:p>
      <text:p text:style-name="P9">A technique for question a) was to times the previous number by 5 and then reduce that number by the modulus rather than try to do modulus three to ever higher numbers (25, 125, 625 etc). <text:span text:style-name="T74">So for example the answer to 5^2 is 25 mod 23 which gives 2, 5^3 is 125 mod 23 which gives 10 as the answer, the same as 2 (the previous answer) * 5. This kept most of the calculations low enough to calculate in my head and hence not much working.</text:span></text:p>
      <text:p text:style-name="P9"/>
      <text:p text:style-name="P11">As shown in lectures, the answers to part b) can be found by using part a) as a lookup table.</text:p>
      <text:p text:style-name="P2"/>
      <text:p text:style-name="P5">Exercise <text:span text:style-name="T1">2</text:span>: </text:p>
      <text:p text:style-name="P29">Answer:</text:p>
      <text:p text:style-name="P17">a)</text:p>
      <text:p text:style-name="P17"><text:tab/><text:span text:style-name="T103">Values used for encryption:</text:span></text:p>
      <text:p text:style-name="P68"><text:tab/><text:tab/><text:span text:style-name="T113">PK = (p,q,g,h1,h2) </text:span></text:p>
      <text:p text:style-name="P68"><text:span text:style-name="T97"><text:tab/><text:tab/>SK= (x, y)</text:span></text:p>
      <text:p text:style-name="P64"><text:span text:style-name="T105"><text:tab/><text:tab/>0&lt;=z &lt; q </text:span></text:p>
      <text:p text:style-name="P64"><text:tab/><text:tab/><text:span text:style-name="T97">c</text:span><text:span text:style-name="T6">1</text:span><text:span text:style-name="T97"> = g</text:span><text:span text:style-name="T79">z</text:span><text:span text:style-name="T24"> mod P</text:span></text:p>
      <text:p text:style-name="P64"><text:span text:style-name="T24"><text:tab/><text:tab/>c</text:span><text:span text:style-name="T6">2</text:span><text:span text:style-name="T24"> = M . h</text:span><text:span text:style-name="T6">1</text:span><text:span text:style-name="T79">-z </text:span><text:span text:style-name="T24"><text:s/>. h</text:span><text:span text:style-name="T6">2</text:span><text:span text:style-name="T79">z</text:span><text:span text:style-name="T24"> mod p</text:span></text:p>
      <text:p text:style-name="P64"><text:soft-page-break/><text:span text:style-name="T24"><text:tab/><text:tab/></text:span><text:span text:style-name="T45">h</text:span><text:span text:style-name="T12">1 </text:span><text:span text:style-name="T45">= g</text:span><text:span text:style-name="T86">x</text:span></text:p>
      <text:p text:style-name="P64"><text:span text:style-name="T86"><text:tab/><text:tab/></text:span><text:span text:style-name="T45">h</text:span><text:span text:style-name="T12">2</text:span><text:span text:style-name="T45"> = g</text:span><text:span text:style-name="T86">y</text:span><text:span text:style-name="T45"> </text:span></text:p>
      <text:p text:style-name="P69"><text:span text:style-name="T24"><text:tab/>F</text:span><text:span text:style-name="T20">inding M which is </text:span><text:span text:style-name="T49">DEC(SK,</text:span><text:span text:style-name="T20">Enc(PK, M)</text:span><text:span text:style-name="T49">)</text:span></text:p>
      <text:p text:style-name="P69"><text:span text:style-name="T20"><text:tab/></text:span><text:span text:style-name="T37"><text:tab/>c</text:span><text:span text:style-name="T7">2</text:span><text:span text:style-name="T37"> </text:span><text:span text:style-name="T38">=</text:span><text:span text:style-name="T37"> M . (g</text:span><text:span text:style-name="T80">x</text:span><text:span text:style-name="T37">)</text:span><text:span text:style-name="T80">-z </text:span><text:span text:style-name="T37"><text:s/>. (g</text:span><text:span text:style-name="T80">y</text:span><text:span text:style-name="T37">)</text:span><text:span text:style-name="T80">z </text:span></text:p>
      <text:p text:style-name="P70"><text:span text:style-name="T80"><text:tab/><text:tab/></text:span><text:span text:style-name="T38">c</text:span><text:span text:style-name="T8">2 </text:span><text:span text:style-name="T37">. (g</text:span><text:span text:style-name="T80">x</text:span><text:span text:style-name="T37">)</text:span><text:span text:style-name="T80">z </text:span><text:span text:style-name="T37"><text:s/>. (g</text:span><text:span text:style-name="T80">y</text:span><text:span text:style-name="T37">)</text:span><text:span text:style-name="T80">-z </text:span><text:span text:style-name="T38">= M . </text:span><text:span text:style-name="T37">(g</text:span><text:span text:style-name="T80">x</text:span><text:span text:style-name="T37">)</text:span><text:span text:style-name="T80">-z </text:span><text:span text:style-name="T37"><text:s/>. (g</text:span><text:span text:style-name="T80">y</text:span><text:span text:style-name="T37">)</text:span><text:span text:style-name="T80">z</text:span><text:span text:style-name="T37"> . (g</text:span><text:span text:style-name="T80">x</text:span><text:span text:style-name="T37">)</text:span><text:span text:style-name="T80">z </text:span><text:span text:style-name="T37"><text:s/>. (g</text:span><text:span text:style-name="T80">y</text:span><text:span text:style-name="T37">)</text:span><text:span text:style-name="T80">-z </text:span></text:p>
      <text:p text:style-name="P70"><text:span text:style-name="T80"><text:tab/><text:tab/></text:span><text:span text:style-name="T40">To cancel the powers on the right hand side</text:span></text:p>
      <text:p text:style-name="P71"><text:span text:style-name="T40"><text:tab/><text:tab/></text:span><text:span text:style-name="T38">c</text:span><text:span text:style-name="T8">2 </text:span><text:span text:style-name="T37">. (g</text:span><text:span text:style-name="T80">x</text:span><text:span text:style-name="T37">)</text:span><text:span text:style-name="T80">z </text:span><text:span text:style-name="T37"><text:s/>. (g</text:span><text:span text:style-name="T80">y</text:span><text:span text:style-name="T37">)</text:span><text:span text:style-name="T80">-z </text:span><text:span text:style-name="T38">= M . </text:span><text:span text:style-name="T111">(g</text:span><text:span text:style-name="T112">x</text:span><text:span text:style-name="T111">)</text:span><text:span text:style-name="T112">-z </text:span><text:span text:style-name="T111"><text:s/>. (g</text:span><text:span text:style-name="T112">y</text:span><text:span text:style-name="T111">)</text:span><text:span text:style-name="T112">z</text:span><text:span text:style-name="T111"> . (g</text:span><text:span text:style-name="T112">x</text:span><text:span text:style-name="T111">)</text:span><text:span text:style-name="T112">z </text:span><text:span text:style-name="T111"><text:s/>. (g</text:span><text:span text:style-name="T112">y</text:span><text:span text:style-name="T111">)</text:span><text:span text:style-name="T112">-z </text:span></text:p>
      <text:p text:style-name="P70"><text:span text:style-name="T40"><text:tab/><text:tab/>So</text:span></text:p>
      <text:p text:style-name="P70"><text:span text:style-name="T40"><text:tab/><text:tab/>M = <text:s/></text:span><text:span text:style-name="T38">c</text:span><text:span text:style-name="T8">2 </text:span><text:span text:style-name="T37">. (g</text:span><text:span text:style-name="T80">x</text:span><text:span text:style-name="T37">)</text:span><text:span text:style-name="T80">z </text:span><text:span text:style-name="T37"><text:s/>. (g</text:span><text:span text:style-name="T80">y</text:span><text:span text:style-name="T37">)</text:span><text:span text:style-name="T80">-z</text:span></text:p>
      <text:p text:style-name="P70"><text:span text:style-name="T80"><text:tab/><text:tab/></text:span><text:span text:style-name="T48">or</text:span></text:p>
      <text:p text:style-name="P72"><text:span text:style-name="T48"><text:tab/><text:tab/></text:span><text:span text:style-name="T40">M = <text:s/></text:span><text:span text:style-name="T38">c</text:span><text:span text:style-name="T8">2 </text:span><text:span text:style-name="T37">. g</text:span><text:span text:style-name="T80">xz </text:span><text:span text:style-name="T37"><text:s/>. g</text:span><text:span text:style-name="T80">-</text:span><text:span text:style-name="T88">yz</text:span></text:p>
      <text:p text:style-name="P70"><text:span text:style-name="T80"><text:tab/><text:tab/></text:span><text:span text:style-name="T39">Using c</text:span><text:span text:style-name="T9">1 </text:span><text:span text:style-name="T39">we can remove g</text:span><text:span text:style-name="T82">z</text:span></text:p>
      <text:p text:style-name="P71"><text:span text:style-name="T82"><text:tab/><text:tab/></text:span><text:span text:style-name="T40">M = <text:s/></text:span><text:span text:style-name="T38">c</text:span><text:span text:style-name="T8">2 </text:span><text:span text:style-name="T37">. g</text:span><text:span text:style-name="T80">x </text:span><text:span text:style-name="T37"><text:s/>. g</text:span><text:span text:style-name="T80">-</text:span><text:span text:style-name="T87">y</text:span></text:p>
      <text:p text:style-name="P70"><text:span text:style-name="T81"><text:tab/><text:tab/></text:span><text:span text:style-name="T39">leaving </text:span><text:span text:style-name="T40">M = <text:s/></text:span><text:span text:style-name="T38">c</text:span><text:span text:style-name="T8">2 </text:span><text:span text:style-name="T40">. c</text:span><text:span text:style-name="T11">1</text:span><text:span text:style-name="T83">x-y</text:span></text:p>
      <text:p text:style-name="P70"><text:span text:style-name="T39"><text:tab/><text:tab/></text:span><text:span text:style-name="T40">M = <text:s/></text:span><text:span text:style-name="T38">c</text:span><text:span text:style-name="T8">2 </text:span><text:span text:style-name="T40">. c</text:span><text:span text:style-name="T11">1</text:span><text:span text:style-name="T83">x-y</text:span></text:p>
      <text:p text:style-name="P17">b)</text:p>
      <text:p text:style-name="P17"><text:tab/><text:span text:style-name="T102">C = (3, 10)</text:span></text:p>
      <text:p text:style-name="P65"><text:tab/><text:span text:style-name="T97">c</text:span><text:span text:style-name="T6">1</text:span><text:span text:style-name="T24"> = 3 </text:span></text:p>
      <text:p text:style-name="P66"><text:span text:style-name="T24"><text:tab/>c</text:span><text:span text:style-name="T6">2</text:span><text:span text:style-name="T24"> = 10</text:span></text:p>
      <text:p text:style-name="P66"><text:span text:style-name="T24"><text:tab/></text:span><text:span text:style-name="T39">x = 9</text:span></text:p>
      <text:p text:style-name="P66"><text:span text:style-name="T39"><text:tab/>y = 8</text:span></text:p>
      <text:p text:style-name="P66"><text:span text:style-name="T39"><text:tab/>g = 6</text:span><text:span text:style-name="T24"> </text:span></text:p>
      <text:p text:style-name="P67"><text:span text:style-name="T24"><text:tab/></text:span><text:span text:style-name="T42">M</text:span><text:span text:style-name="T39"> = </text:span><text:span text:style-name="T42">10 . </text:span><text:span text:style-name="T39">3</text:span><text:span text:style-name="T85">9-</text:span><text:span text:style-name="T83">8</text:span></text:p>
      <text:p text:style-name="P67"><text:span text:style-name="T82"><text:tab/></text:span><text:span text:style-name="T43">M = 10 . 3</text:span><text:span text:style-name="T85">1 </text:span><text:span text:style-name="T44">= 30 mod 23</text:span></text:p>
      <text:p text:style-name="P67"><text:span text:style-name="T44"><text:tab/>M = 7 mod 23</text:span></text:p>
      <text:p text:style-name="P1">Code Implemented <text:span text:style-name="T109">(Python)</text:span>: </text:p>
      <text:p text:style-name="P34">#This code does not relate to the answer above, please read</text:p>
      <text:p text:style-name="P34">#Further Explanation for more details</text:p>
      <text:p text:style-name="P35">def extendedeuc(a,b):</text:p>
      <text:p text:style-name="P35"><text:s text:c="4"/>r = 0</text:p>
      <text:p text:style-name="P35"><text:s text:c="4"/>q = 0</text:p>
      <text:p text:style-name="P35"><text:s text:c="4"/>lamda11 = 1</text:p>
      <text:p text:style-name="P35"><text:s text:c="4"/>lamda22 = 1</text:p>
      <text:p text:style-name="P35"><text:s text:c="4"/>lamda12 = 0</text:p>
      <text:p text:style-name="P35"><text:s text:c="4"/>lamda21 = 0</text:p>
      <text:p text:style-name="P35"><text:s text:c="4"/>t21 = 0</text:p>
      <text:p text:style-name="P35"><text:s text:c="4"/>t22 = 0</text:p>
      <text:p text:style-name="P35"><text:s text:c="4"/>while b != 0:</text:p>
      <text:p text:style-name="P35"><text:s text:c="8"/>q = int(a / b)</text:p>
      <text:p text:style-name="P35"><text:s text:c="8"/>r = a % b</text:p>
      <text:p text:style-name="P35"><text:s text:c="8"/>a = b</text:p>
      <text:p text:style-name="P35"><text:s text:c="8"/>b = r</text:p>
      <text:p text:style-name="P35"><text:s text:c="8"/>t21 = lamda21</text:p>
      <text:p text:style-name="P35"><text:s text:c="8"/>t22 = lamda22</text:p>
      <text:p text:style-name="P35"><text:s text:c="8"/>lamda21 = lamda11 - q * lamda21</text:p>
      <text:p text:style-name="P35"><text:s text:c="8"/>lamda22 = lamda12 - q * lamda22</text:p>
      <text:p text:style-name="P35"><text:s text:c="8"/>lamda11 = t21</text:p>
      <text:p text:style-name="P35"><text:s text:c="8"/>lamda12 = t22</text:p>
      <text:p text:style-name="P35"><text:soft-page-break/><text:s text:c="4"/>return lamda11, lamda12</text:p>
      <text:p text:style-name="P35"/>
      <text:p text:style-name="P35"/>
      <text:p text:style-name="P35">M = 7</text:p>
      <text:p text:style-name="P35">N = 23</text:p>
      <text:p text:style-name="P35">g = 6</text:p>
      <text:p text:style-name="P35">x = 9</text:p>
      <text:p text:style-name="P35">y = 8</text:p>
      <text:p text:style-name="P35">q = 11</text:p>
      <text:p text:style-name="P35">p = 23</text:p>
      <text:p text:style-name="P35">outc1 = 3</text:p>
      <text:p text:style-name="P35">outc2 = 10</text:p>
      <text:p text:style-name="P35"/>
      <text:p text:style-name="P35">for z in range(0, q):</text:p>
      <text:p text:style-name="P35"><text:s text:c="3"/>h1 = (g**x)%p</text:p>
      <text:p text:style-name="P35"><text:s text:c="3"/>h2 = (g**y)%p </text:p>
      <text:p text:style-name="P35"><text:s text:c="3"/>c1 = (g**z)%p</text:p>
      <text:p text:style-name="P35"><text:s text:c="3"/>inp = (h1**z)%p</text:p>
      <text:p text:style-name="P35"><text:s text:c="3"/>(alpha, beta) = extendedeuc(p,inp)</text:p>
      <text:p text:style-name="P35"><text:s text:c="3"/>c2 = (M * beta * (h2**z))%p</text:p>
      <text:p text:style-name="P35"><text:s text:c="3"/>if (outc1 == c1) or (outc2 == c2):</text:p>
      <text:p text:style-name="P35"><text:s text:c="7"/>print("c1:", c1)</text:p>
      <text:p text:style-name="P35"><text:s text:c="7"/>print("c2:", c2)</text:p>
      <text:p text:style-name="P35"><text:s text:c="7"/>print("z:", z)</text:p>
      <text:p text:style-name="P35"/>
      <text:p text:style-name="P2">Further <text:span text:style-name="T2">Explanation: </text:span></text:p>
      <text:p text:style-name="P36">I was interested in discovering if you could calculate z once the attacker has M and C, I thought this might have been useful information for if the victim had a predictable z. <text:span text:style-name="T110">I attempted a brute force method (which wouldn’t work with higher values) and found that z was 7 in this instance. This is interesting as the z is the same as M.</text:span></text:p>
      <text:p text:style-name="P2"/>
      <text:p text:style-name="P5">Exercise <text:span text:style-name="T1">3</text:span>: </text:p>
      <text:p text:style-name="P29">Answer:</text:p>
      <text:p text:style-name="P17">a)</text:p>
      <text:p text:style-name="P17"><text:tab/><text:span text:style-name="T98">M = Plaintext</text:span></text:p>
      <text:p text:style-name="P38"><text:tab/>x = Random <text:span text:style-name="T108">= Private key</text:span></text:p>
      <text:p text:style-name="P38"><text:tab/><text:span text:style-name="T108">y = g</text:span><text:span text:style-name="T84">x </text:span><text:span text:style-name="T50">mod p</text:span></text:p>
      <text:p text:style-name="P39"><text:span text:style-name="T84"><text:tab/></text:span><text:span text:style-name="T41">(p, q, g, y, H) = Public key <text:s/></text:span></text:p>
      <text:p text:style-name="P39"><text:span text:style-name="T41"><text:tab/></text:span><text:span text:style-name="T46">0 &lt;= r &lt; q</text:span></text:p>
      <text:p text:style-name="P39"><text:span text:style-name="T41"><text:tab/></text:span><text:span text:style-name="T58">C</text:span><text:span text:style-name="T41"> = (g</text:span><text:span text:style-name="T84">r</text:span><text:span text:style-name="T41"> , H(y</text:span><text:span text:style-name="T84">r</text:span><text:span text:style-name="T41">) ⊕ </text:span><text:span text:style-name="T54">M</text:span><text:span text:style-name="T41">)</text:span></text:p>
      <text:p text:style-name="P40"><text:span text:style-name="T41"><text:tab/></text:span><text:span text:style-name="T47">c</text:span><text:span text:style-name="T13">1</text:span><text:span text:style-name="T47"> = <text:s/></text:span><text:span text:style-name="T41">g</text:span><text:span text:style-name="T84">r</text:span></text:p>
      <text:p text:style-name="P40"><text:span text:style-name="T84"><text:tab/></text:span><text:span text:style-name="T47">c</text:span><text:span text:style-name="T13">2</text:span><text:span text:style-name="T47"> = </text:span><text:span text:style-name="T41">H(y</text:span><text:span text:style-name="T84">r</text:span><text:span text:style-name="T41">) ⊕ </text:span><text:span text:style-name="T54">M</text:span><text:span text:style-name="T41">)</text:span></text:p>
      <text:p text:style-name="P40"><text:span text:style-name="T41"><text:tab/></text:span><text:span text:style-name="T51">(</text:span><text:span text:style-name="T41">Dec(SK, Enc(PK, M)) = M for KG() = (PK, SK)).</text:span></text:p>
      <text:p text:style-name="P40"><text:span text:style-name="T41"><text:tab/></text:span><text:span text:style-name="T52">Given </text:span><text:span text:style-name="T58">C</text:span><text:span text:style-name="T52">, Public Key and Private Key </text:span><text:span text:style-name="T54">and hash function</text:span><text:span text:style-name="T52"> for <text:tab/>decrypting</text:span></text:p>
      <text:p text:style-name="P41"><text:soft-page-break/><text:span text:style-name="T52"><text:tab/></text:span><text:span text:style-name="T54">Due to the nature of XOR, if </text:span><text:span text:style-name="T47">c</text:span><text:span text:style-name="T13">2</text:span><text:span text:style-name="T47"> = </text:span><text:span text:style-name="T41">H(y</text:span><text:span text:style-name="T84">r</text:span><text:span text:style-name="T41">) ⊕ </text:span><text:span text:style-name="T54">M</text:span><text:span text:style-name="T41">, <text:s/></text:span><text:span text:style-name="T54">then </text:span></text:p>
      <text:p text:style-name="P44"><text:span text:style-name="T54"><text:tab/>M =</text:span><text:span text:style-name="T47"> </text:span><text:span text:style-name="T41">H(y</text:span><text:span text:style-name="T84">r</text:span><text:span text:style-name="T41">) ⊕ </text:span><text:span text:style-name="T47">c</text:span><text:span text:style-name="T13">2 <text:s/></text:span><text:span text:style-name="T59">and <text:s/></text:span><text:span text:style-name="T41">H(y</text:span><text:span text:style-name="T84">r</text:span><text:span text:style-name="T41">) </text:span><text:span text:style-name="T59">=</text:span><text:span text:style-name="T41"> </text:span><text:span text:style-name="T54">M </text:span><text:span text:style-name="T41">⊕ </text:span><text:span text:style-name="T47">c</text:span><text:span text:style-name="T13">2</text:span></text:p>
      <text:p text:style-name="P41"><text:span text:style-name="T13"><text:tab/></text:span><text:span text:style-name="T55">Because the Hash function is accessible and c</text:span><text:span text:style-name="T15">2</text:span><text:span text:style-name="T55"> has already been </text:span></text:p>
      <text:p text:style-name="P41"><text:span text:style-name="T55"><text:tab/>given, the goal is to find y</text:span><text:span text:style-name="T89">r</text:span><text:span text:style-name="T55">.</text:span></text:p>
      <text:p text:style-name="P42"><text:span text:style-name="T41"><text:tab/>y</text:span><text:span text:style-name="T84">-</text:span><text:span text:style-name="T91">x</text:span><text:span text:style-name="T41"> = </text:span><text:span text:style-name="T56">(</text:span><text:span text:style-name="T41">g</text:span><text:span text:style-name="T84">x</text:span><text:span text:style-name="T56">)</text:span><text:span text:style-name="T91">-x</text:span><text:span text:style-name="T84"> </text:span><text:span text:style-name="T50">mod p </text:span></text:p>
      <text:p text:style-name="P42"><text:span text:style-name="T56"><text:tab/>y</text:span><text:span text:style-name="T91">-X </text:span><text:span text:style-name="T56">= g</text:span></text:p>
      <text:p text:style-name="P43"><text:span text:style-name="T56"><text:tab/></text:span><text:span text:style-name="T53">c</text:span><text:span text:style-name="T14">1</text:span><text:span text:style-name="T53"> = </text:span><text:span text:style-name="T57">(</text:span><text:span text:style-name="T56">y</text:span><text:span text:style-name="T91">-X </text:span><text:span text:style-name="T57">)</text:span><text:span text:style-name="T90">r </text:span><text:span text:style-name="T58">= y</text:span><text:span text:style-name="T92">-xr</text:span></text:p>
      <text:p text:style-name="P45"><text:span text:style-name="T92"><text:tab/></text:span><text:span text:style-name="T60">(c</text:span><text:span text:style-name="T16">1</text:span><text:span text:style-name="T60">)</text:span><text:span text:style-name="T93">X</text:span><text:span text:style-name="T60"> = (y</text:span><text:span text:style-name="T93">-xr</text:span><text:span text:style-name="T60">)</text:span><text:span text:style-name="T93">x</text:span><text:span text:style-name="T60"> so</text:span></text:p>
      <text:p text:style-name="P45"><text:span text:style-name="T60"><text:tab/>y</text:span><text:span text:style-name="T93">r</text:span><text:span text:style-name="T60"> = (c</text:span><text:span text:style-name="T16">1</text:span><text:span text:style-name="T60">)</text:span><text:span text:style-name="T93">X</text:span><text:span text:style-name="T60"> </text:span></text:p>
      <text:p text:style-name="P45"><text:span text:style-name="T60"><text:tab/>The first part of the ciphertext is raised to the power of the <text:tab/>private key, </text:span><text:span text:style-name="T61">this can then be hashed and XOR’d with the second <text:tab/>part of the message to get the original message, this can be <text:tab/>displayed as:</text:span></text:p>
      <text:p text:style-name="P46"><text:span text:style-name="T61"><text:tab/> </text:span><text:span text:style-name="T54">M =</text:span><text:span text:style-name="T47"> </text:span><text:span text:style-name="T41">H(</text:span><text:span text:style-name="T60">(c</text:span><text:span text:style-name="T16">1</text:span><text:span text:style-name="T60">)</text:span><text:span text:style-name="T93">X</text:span><text:span text:style-name="T41">) ⊕ </text:span><text:span text:style-name="T47">c</text:span><text:span text:style-name="T13">2</text:span></text:p>
      <text:p text:style-name="P45"><text:span text:style-name="T61"><text:tab/></text:span></text:p>
      <text:p text:style-name="P43"><text:span text:style-name="T92"><text:tab/></text:span></text:p>
      <text:p text:style-name="P33"><text:span text:style-name="T41"><text:tab/></text:span></text:p>
      <text:p text:style-name="P37">b)</text:p>
      <text:p text:style-name="P54">The steps for a <text:span text:style-name="T115">chosen-ciphertext attack (CCA attack) </text:span>to break this encryption are as follows:</text:p>
      <text:p text:style-name="P58">We know that:</text:p>
      <text:p text:style-name="P52">ENC: <text:span text:style-name="T58">C</text:span><text:span text:style-name="T41"> = </text:span><text:span text:style-name="T63">(c</text:span><text:span text:style-name="T17">1</text:span><text:span text:style-name="T63">,c</text:span><text:span text:style-name="T17">2</text:span><text:span text:style-name="T63">) = </text:span><text:span text:style-name="T41">(g</text:span><text:span text:style-name="T84">r</text:span><text:span text:style-name="T41"> , H(y</text:span><text:span text:style-name="T84">r</text:span><text:span text:style-name="T41">) ⊕ </text:span><text:span text:style-name="T54">M</text:span><text:span text:style-name="T41">)</text:span></text:p>
      <text:p text:style-name="P52"><text:span text:style-name="T41">D</text:span><text:span text:style-name="T20">EC: </text:span><text:span text:style-name="T54">M =</text:span><text:span text:style-name="T47"> </text:span><text:span text:style-name="T41">H(y</text:span><text:span text:style-name="T84">r</text:span><text:span text:style-name="T41">) ⊕ </text:span><text:span text:style-name="T47">c</text:span><text:span text:style-name="T13">2 </text:span><text:span text:style-name="T64">= </text:span><text:span text:style-name="T62">(</text:span><text:span text:style-name="T41">H(</text:span><text:span text:style-name="T60">(c</text:span><text:span text:style-name="T16">1</text:span><text:span text:style-name="T60">)</text:span><text:span text:style-name="T93">X</text:span><text:span text:style-name="T41">) <text:s/>⊕ </text:span><text:span text:style-name="T47">c</text:span><text:span text:style-name="T13">2</text:span><text:span text:style-name="T62">)</text:span></text:p>
      <text:p text:style-name="P51">Initially, two plaintext messages are given to the challenger and <text:span text:style-name="T117">t</text:span>he <text:span text:style-name="T117">challenger</text:span> returns one as a ciphertext</text:p>
      <text:p text:style-name="P61"><text:span text:style-name="T106">ENC(</text:span><text:span text:style-name="T107">M</text:span><text:span text:style-name="T118">α</text:span><text:span text:style-name="T120">)</text:span><text:span text:style-name="T18"> </text:span><text:span text:style-name="T66">= (cα</text:span><text:span text:style-name="T18">1</text:span><text:span text:style-name="T66">, cα</text:span><text:span text:style-name="T18">2</text:span><text:span text:style-name="T66">) </text:span></text:p>
      <text:p text:style-name="P61"><text:span text:style-name="T120">ENC(</text:span><text:span text:style-name="T119">M</text:span><text:span text:style-name="T118">β</text:span><text:span text:style-name="T120">)</text:span><text:span text:style-name="T118"> </text:span><text:span text:style-name="T119">= (cβ</text:span><text:span text:style-name="T18">1</text:span><text:span text:style-name="T119">,cβ</text:span><text:span text:style-name="T18">2</text:span><text:span text:style-name="T119">)</text:span></text:p>
      <text:p text:style-name="P63"><text:span text:style-name="T99">W</text:span><text:span text:style-name="T100">e are returned </text:span><text:span text:style-name="T99">(</text:span><text:span text:style-name="T100">c</text:span><text:span text:style-name="T25">γ1</text:span><text:span text:style-name="T99">,</text:span><text:span text:style-name="T100">c</text:span><text:span text:style-name="T99">γ</text:span><text:span text:style-name="T10">2</text:span><text:span text:style-name="T99">) </text:span><text:span text:style-name="T100">which can be the encryption of either </text:span><text:span text:style-name="T101">M</text:span><text:span text:style-name="T100">α or </text:span><text:span text:style-name="T99">M</text:span><text:span text:style-name="T100">β</text:span></text:p>
      <text:p text:style-name="P55">We again will use the nature o<text:span text:style-name="T123">f XOR to find both possible Hashes for both our previous Plaintexts</text:span></text:p>
      <text:p text:style-name="P47"><text:span text:style-name="T54">M </text:span><text:span text:style-name="T41">⊕ </text:span><text:span text:style-name="T47">c</text:span><text:span text:style-name="T13">2 </text:span><text:span text:style-name="T19">= </text:span><text:span text:style-name="T41">H(</text:span><text:span text:style-name="T73">(c</text:span><text:span text:style-name="T19">1</text:span><text:span text:style-name="T73">)</text:span><text:span text:style-name="T94">x</text:span><text:span text:style-name="T41">)</text:span></text:p>
      <text:p text:style-name="P73"><text:span text:style-name="T117">M</text:span><text:span text:style-name="T118">α </text:span><text:span text:style-name="T121">⊕ </text:span><text:span text:style-name="T120">c</text:span><text:span text:style-name="T119">γ</text:span><text:span text:style-name="T18">2 </text:span><text:span text:style-name="T122">= H</text:span><text:span text:style-name="T118">α</text:span></text:p>
      <text:p text:style-name="P57"><text:span text:style-name="T119">M</text:span><text:span text:style-name="T118">β </text:span><text:span text:style-name="T67">⊕ </text:span><text:span text:style-name="T68">c</text:span><text:span text:style-name="T66">γ</text:span><text:span text:style-name="T18">2 </text:span><text:span text:style-name="T69">= </text:span><text:span text:style-name="T70">H</text:span><text:span text:style-name="T65">β</text:span></text:p>
      <text:p text:style-name="P62"><text:span text:style-name="T72">We then create a third plaintext M</text:span><text:span text:style-name="T65">θ </text:span><text:span text:style-name="T71">to use as a contant to then</text:span><text:span text:style-name="T72"> send through the decrypter two ciphertexts:</text:span></text:p>
      <text:p text:style-name="P74"><text:span text:style-name="T27">(</text:span><text:span text:style-name="T29">H</text:span><text:span text:style-name="T28">α </text:span><text:span text:style-name="T30">⊕ </text:span><text:span text:style-name="T26">Mθ) <text:s/></text:span><text:span text:style-name="T32">{0}</text:span></text:p>
      <text:p text:style-name="P74"><text:span text:style-name="T27">(</text:span><text:span text:style-name="T29">H</text:span><text:span text:style-name="T31">β</text:span><text:span text:style-name="T28"> </text:span><text:span text:style-name="T30">⊕ </text:span><text:span text:style-name="T26">Mθ) <text:s/></text:span><text:span text:style-name="T32">{1}</text:span></text:p>
      <text:p text:style-name="P75"><text:span text:style-name="T26">One of the outputs from these two decryptions will be the same as one of the input plaintexts, </text:span><text:span text:style-name="T33">we can then return 0 or 1 depending on the correct answer, winning the game with 100% accuracy. </text:span></text:p>
      <text:p text:style-name="P48"><text:soft-page-break/></text:p>
      <text:p text:style-name="P1">Code Implemented: <text:span text:style-name="T1">None</text:span></text:p>
      <text:p text:style-name="P2">Further <text:span text:style-name="T2">Explanation: </text:span></text:p>
      <text:p text:style-name="P50">To answer this question several assumptions are made, they include:</text:p>
      <text:list xml:id="list484540239" text:style-name="L1">
        <text:list-item>
          <text:p text:style-name="P49">All ciphertexts given into the system are padded until the same length</text:p>
        </text:list-item>
        <text:list-item>
          <text:p text:style-name="P49">The size of all variables is high enough that brute forcing isn’t <text:span text:style-name="T114">feasible in a reasonable time frame</text:span></text:p>
        </text:list-item>
        <text:list-item>
          <text:p text:style-name="P53">The hashing algorithm does not produce collisions easily, <text:span text:style-name="T124">if this is the case then we may not be able to effectively differentiate texts</text:span></text:p>
        </text:list-item>
        <text:list-item>
          <text:p text:style-name="P56">The value entered into the DEC <text:span text:style-name="T116">can not be equal to the ciphertext given by the challenger, the use of c1 or c2, the seperate sections of the challenger ciphertext, is allowed</text:span></text:p>
        </text:list-item>
        <text:list-item>
          <text:p text:style-name="P59">You may send more than one ciphertext throught the decrypter (This example can be done with one however if necessary)</text:p>
        </text:list-item>
      </text:list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02:26:54.038491578</meta:creation-date>
    <meta:generator>LibreOffice/6.2.8.2$Linux_X86_64 LibreOffice_project/20$Build-2</meta:generator>
    <dc:date>2019-12-09T16:03:35.270300958</dc:date>
    <meta:editing-duration>P3DT12H14M51S</meta:editing-duration>
    <meta:editing-cycles>90</meta:editing-cycles>
    <meta:document-statistic meta:table-count="1" meta:image-count="0" meta:object-count="0" meta:page-count="5" meta:paragraph-count="201" meta:word-count="1129" meta:character-count="5106" meta:non-whitespace-character-count="3883"/>
  </office:meta>
</office:document-meta>
</file>